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erafik" svg:font-family="Terafik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draw:fill-color="#ccff99" draw:textarea-horizontal-align="justify" draw:textarea-vertical-align="middle" draw:auto-grow-height="false" draw:shadow-offset-x="0.203cm" draw:shadow-offset-y="0.203cm"/>
    </style:style>
    <style:style style:name="gr4" style:family="graphic" style:parent-style-name="standard">
      <style:graphic-properties draw:fill-color="#ffd320" draw:textarea-horizontal-align="justify" draw:textarea-vertical-align="middle" draw:auto-grow-height="false" draw:shadow-offset-x="0.203cm" draw:shadow-offset-y="0.20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erafik" fo:font-size="12pt" style:font-size-asian="12pt" style:font-size-complex="1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style:font-name="Terafik"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5.334cm" svg:height="0.762cm" svg:x="6.588cm" svg:y="1.762cm">
          <text:p text:style-name="P1"><text:span text:style-name="T1">Public Domain with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1.637cm" svg:height="0.47cm" svg:x="7.491cm" svg:y="6.207cm">
          <text:p text:style-name="P1"><text:span text:style-name="T1">z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1.637cm" svg:height="0.576cm" svg:x="7.491cm" svg:y="7.477cm">
          <text:p text:style-name="P1"><text:span text:style-name="T1">Expat</text:span></text:p>
          <draw:enhanced-geometry svg:viewBox="0 0 21600 21600" draw:path-stretchpoint-x="10800" draw:path-stretchpoint-y="10800" draw:text-areas="?f3 ?f4 ?f5 ?f6" draw:type="round-rectangle" draw:modifiers="74.8700173310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548cm" svg:height="0.64cm" svg:x="6.962cm" svg:y="4.953cm">
          <text:p text:style-name="P1"><text:span text:style-name="T1">Modified B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1.636cm" svg:height="0.556cm" svg:x="7.097cm" svg:y="4.064cm">
          <text:p text:style-name="P1"><text:span text:style-name="T1">X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7" draw:id="id17" draw:layer="layout" svg:width="1.397cm" svg:height="0.47cm" svg:x="7.604cm" svg:y="8.874cm">
          <text:p text:style-name="P1"><text:span text:style-name="T1">I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5" draw:id="id15" draw:layer="layout" svg:width="1.905cm" svg:height="0.714cm" svg:x="12.303cm" svg:y="8.922cm">
          <text:p text:style-name="P1"><text:span text:style-name="T1">XFree8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1.637cm" svg:height="0.587cm" svg:x="16.381cm" svg:y="14.795cm">
          <text:p text:style-name="P1"><text:span text:style-name="T1">Apach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1.992cm" svg:height="0.508cm" svg:x="19.963cm" svg:y="13.525cm">
          <text:p text:style-name="P1"><text:span text:style-name="T1">LGPLv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1.992cm" svg:height="0.508cm" svg:x="14.121cm" svg:y="13.652cm">
          <text:p text:style-name="P1"><text:span text:style-name="T1">LGPL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1.992cm" svg:height="0.508cm" svg:x="13.994cm" svg:y="16.827cm">
          <text:p text:style-name="P1"><text:span text:style-name="T1">GPLv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.992cm" svg:height="0.508cm" svg:x="19.582cm" svg:y="16.827cm">
          <text:p text:style-name="P1"><text:span text:style-name="T1">GPL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1.636cm" svg:height="0.556cm" svg:x="7.097cm" svg:y="3.254cm">
          <text:p text:style-name="P1"><text:span text:style-name="T1">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27cm" svg:height="0.508cm" svg:x="22.376cm" svg:y="14.97cm">
          <text:p text:style-name="P1"><text:span text:style-name="T1">Affero GPLv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9" draw:id="id19" draw:layer="layout" svg:width="2.246cm" svg:height="0.762cm" svg:x="19.836cm" svg:y="8.62cm">
          <text:p text:style-name="P1"><text:span text:style-name="T1">MPL v2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4" draw:id="id14" draw:layer="layout" svg:width="3.825cm" svg:height="0.714cm" svg:x="14.828cm" svg:y="9.176cm">
          <text:p text:style-name="P1"><text:span text:style-name="T1">GNU All-Permiss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1.992cm" svg:height="0.508cm" svg:x="16.909cm" svg:y="16.846cm">
          <text:p text:style-name="P1"><text:span text:style-name="T1">GPLv2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6.909cm" svg:y1="17.1cm" svg:x2="15.986cm" svg:y2="17.081cm" draw:start-shape="id1" draw:start-glue-point="3" draw:end-shape="id2" draw:end-glue-point="1" svg:d="m16909 17100-923-19" svg:viewBox="0 0 924 20">
          <text:p/>
        </draw:connector>
        <draw:connector draw:style-name="gr5" draw:text-style-name="P1" draw:layer="layout" draw:type="line" svg:x1="18.901cm" svg:y1="17.1cm" svg:x2="19.582cm" svg:y2="17.081cm" draw:start-shape="id1" draw:start-glue-point="1" draw:end-shape="id3" draw:end-glue-point="3" svg:d="m18901 17100 681-19" svg:viewBox="0 0 682 20">
          <text:p/>
        </draw:connector>
        <draw:custom-shape draw:style-name="gr3" draw:text-style-name="P2" xml:id="id4" draw:id="id4" draw:layer="layout" svg:width="1.992cm" svg:height="0.508cm" svg:x="17.009cm" svg:y="13.546cm">
          <text:p text:style-name="P1"><text:span text:style-name="T1">LGPLv2.1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9.001cm" svg:y1="13.8cm" svg:x2="19.963cm" svg:y2="13.779cm" draw:start-shape="id4" draw:start-glue-point="1" draw:end-shape="id5" draw:end-glue-point="3" svg:d="m19001 13800 962-21" svg:viewBox="0 0 963 22">
          <text:p/>
        </draw:connector>
        <draw:connector draw:style-name="gr5" draw:text-style-name="P1" draw:layer="layout" draw:type="line" svg:x1="17.009cm" svg:y1="13.8cm" svg:x2="16.113cm" svg:y2="13.906cm" draw:start-shape="id4" draw:start-glue-point="3" draw:end-shape="id6" svg:d="m17009 13800-896 106" svg:viewBox="0 0 897 107">
          <text:p/>
        </draw:connector>
        <draw:connector draw:style-name="gr5" draw:text-style-name="P1" draw:layer="layout" draw:type="line" svg:x1="15.117cm" svg:y1="14.16cm" svg:x2="14.99cm" svg:y2="16.827cm" draw:start-shape="id6" draw:start-glue-point="2" draw:end-shape="id2" draw:end-glue-point="0" svg:d="m15117 14160-127 2667" svg:viewBox="0 0 128 2668">
          <text:p/>
        </draw:connector>
        <draw:connector draw:style-name="gr5" draw:text-style-name="P1" draw:layer="layout" draw:type="line" svg:x1="20.959cm" svg:y1="14.033cm" svg:x2="20.578cm" svg:y2="16.827cm" draw:start-shape="id5" draw:start-glue-point="2" draw:end-shape="id3" draw:end-glue-point="0" svg:d="m20959 14033-381 2794" svg:viewBox="0 0 382 2795">
          <text:p/>
        </draw:connector>
        <draw:connector draw:style-name="gr5" draw:text-style-name="P1" draw:layer="layout" draw:type="line" svg:x1="20.959cm" svg:y1="14.033cm" svg:x2="15.986cm" svg:y2="17.081cm" draw:start-shape="id5" draw:start-glue-point="2" draw:end-shape="id2" svg:d="m20959 14033-4973 3048" svg:viewBox="0 0 4974 3049">
          <text:p/>
        </draw:connector>
        <draw:connector draw:style-name="gr5" draw:text-style-name="P1" draw:layer="layout" draw:type="line" svg:x1="17.199cm" svg:y1="15.382cm" svg:x2="14.99cm" svg:y2="16.827cm" draw:start-shape="id7" draw:start-glue-point="2" draw:end-shape="id2" draw:end-glue-point="0" svg:d="m17199 15382-2209 1445" svg:viewBox="0 0 2210 1446">
          <text:p/>
        </draw:connector>
        <draw:custom-shape draw:style-name="gr2" draw:text-style-name="P2" xml:id="id8" draw:id="id8" draw:layer="layout" svg:width="2.445cm" svg:height="0.587cm" svg:x="11.922cm" svg:y="7.604cm">
          <text:p text:style-name="P1"><text:span text:style-name="T1">Artistic 2.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3.302cm" svg:height="3.175cm" svg:x="15.986cm" svg:y="3.54cm">
          <text:p text:style-name="P3"><text:span text:style-name="T2">GP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367cm" svg:y1="7.897cm" svg:x2="16.469cm" svg:y2="6.25cm" draw:start-shape="id8" draw:start-glue-point="1" draw:end-shape="id9" draw:end-glue-point="7" svg:d="m14367 7897 2102-1647" svg:viewBox="0 0 2103 1648">
          <text:p/>
        </draw:connector>
        <draw:connector draw:style-name="gr5" draw:text-style-name="P1" draw:layer="layout" draw:type="line" svg:x1="8.733cm" svg:y1="3.532cm" svg:x2="15.986cm" svg:y2="5.127cm" draw:start-shape="id10" draw:start-glue-point="1" draw:end-shape="id9" svg:d="m8733 3532 7253 1595" svg:viewBox="0 0 7254 1596">
          <text:p/>
        </draw:connector>
        <draw:connector draw:style-name="gr5" draw:text-style-name="P1" draw:layer="layout" draw:type="line" svg:x1="8.733cm" svg:y1="4.342cm" svg:x2="15.986cm" svg:y2="5.127cm" draw:start-shape="id11" draw:start-glue-point="1" draw:end-shape="id9" draw:end-glue-point="3" svg:d="m8733 4342 7253 785" svg:viewBox="0 0 7254 786">
          <text:p/>
        </draw:connector>
        <draw:connector draw:style-name="gr5" draw:text-style-name="P1" draw:layer="layout" draw:type="line" svg:x1="9.51cm" svg:y1="5.273cm" svg:x2="15.986cm" svg:y2="5.127cm" draw:start-shape="id12" draw:start-glue-point="1" draw:end-shape="id9" svg:d="m9510 5273 6476-146" svg:viewBox="0 0 6477 147">
          <text:p/>
        </draw:connector>
        <draw:connector draw:style-name="gr5" draw:text-style-name="P1" draw:layer="layout" draw:type="line" svg:x1="11.922cm" svg:y1="2.143cm" svg:x2="16.469cm" svg:y2="4.005cm" draw:start-shape="id13" draw:start-glue-point="1" draw:end-shape="id9" draw:end-glue-point="5" svg:d="m11922 2143 4547 1862" svg:viewBox="0 0 4548 1863">
          <text:p/>
        </draw:connector>
        <draw:connector draw:style-name="gr5" draw:text-style-name="P1" draw:layer="layout" draw:type="line" svg:x1="16.74cm" svg:y1="9.176cm" svg:x2="17.637cm" svg:y2="6.715cm" draw:start-shape="id14" draw:start-glue-point="0" draw:end-shape="id9" draw:end-glue-point="8" svg:d="m16740 9176 897-2461" svg:viewBox="0 0 898 2462">
          <text:p/>
        </draw:connector>
        <draw:connector draw:style-name="gr5" draw:text-style-name="P1" draw:layer="layout" draw:type="line" svg:x1="14.208cm" svg:y1="9.279cm" svg:x2="16.469cm" svg:y2="6.25cm" draw:start-shape="id15" draw:end-shape="id9" draw:end-glue-point="7" svg:d="m14208 9279 2261-3029" svg:viewBox="0 0 2262 3030">
          <text:p/>
        </draw:connector>
        <draw:connector draw:style-name="gr5" draw:text-style-name="P1" draw:layer="layout" draw:type="line" svg:x1="9.128cm" svg:y1="7.765cm" svg:x2="15.986cm" svg:y2="5.127cm" draw:start-shape="id16" draw:start-glue-point="1" draw:end-shape="id9" svg:d="m9128 7765 6858-2638" svg:viewBox="0 0 6859 2639">
          <text:p/>
        </draw:connector>
        <draw:connector draw:style-name="gr5" draw:text-style-name="P1" draw:layer="layout" draw:type="line" svg:x1="9.001cm" svg:y1="9.109cm" svg:x2="15.986cm" svg:y2="5.127cm" draw:start-shape="id17" draw:start-glue-point="1" draw:end-shape="id9" svg:d="m9001 9109 6985-3982" svg:viewBox="0 0 6986 3983">
          <text:p/>
        </draw:connector>
        <draw:connector draw:style-name="gr5" draw:text-style-name="P1" draw:layer="layout" draw:type="line" svg:x1="9.128cm" svg:y1="6.442cm" svg:x2="15.986cm" svg:y2="5.127cm" draw:start-shape="id18" draw:start-glue-point="1" draw:end-shape="id9" svg:d="m9128 6442 6858-1315" svg:viewBox="0 0 6859 1316">
          <text:p/>
        </draw:connector>
        <draw:connector draw:style-name="gr7" draw:text-style-name="P4" draw:layer="layout" draw:type="line" svg:x1="20.959cm" svg:y1="8.62cm" svg:x2="18.805cm" svg:y2="6.25cm" draw:start-shape="id19" draw:start-glue-point="0" draw:end-shape="id9" draw:end-glue-point="9" svg:d="m20959 8620-2154-2370" svg:viewBox="0 0 2155 2371">
          <text:p text:style-name="P1"><text:span text:style-name="T3">Larger Work...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erafik" svg:font-family="Terafik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07:37:21.081752380</meta:creation-date>
    <dc:date>2015-03-08T05:36:27.201161373</dc:date>
    <meta:editing-duration>PT34M11S</meta:editing-duration>
    <meta:editing-cycles>10</meta:editing-cycles>
    <meta:generator>LibreOffice/4.1.5.3$Linux_X86_64 LibreOffice_project/410m0$Build-3</meta:generator>
    <meta:document-statistic meta:object-count="39"/>
  </office:meta>
</office:document-meta>
</file>